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Web" svg:font-family="LatoWeb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9dcc" officeooo:paragraph-rsid="001f9dcc"/>
    </style:style>
    <style:style style:name="P2" style:family="paragraph" style:parent-style-name="Standard">
      <style:paragraph-properties fo:text-align="center" style:justify-single-word="false"/>
      <style:text-properties officeooo:rsid="001f9dcc" officeooo:paragraph-rsid="001f9dcc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2d3b45" style:font-name="LatoWeb" fo:font-size="12pt" fo:letter-spacing="normal" fo:font-style="normal" fo:font-weight="normal" officeooo:rsid="00210051" officeooo:paragraph-rsid="0022a8ea" style:font-style-asian="normal" style:font-style-complex="normal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2d3b45" style:font-name="LatoWeb" fo:font-size="12pt" fo:letter-spacing="normal" fo:font-style="normal" fo:font-weight="normal" officeooo:rsid="0022a8ea" officeooo:paragraph-rsid="0022a8ea" style:font-style-asian="normal" style:font-style-complex="normal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2d3b45" style:font-name="LatoWeb" fo:font-size="12pt" fo:letter-spacing="normal" fo:font-style="normal" fo:font-weight="normal" officeooo:rsid="0022a8ea" officeooo:paragraph-rsid="0025a90a" style:font-style-asian="normal" style:font-style-complex="normal"/>
    </style:style>
    <style:style style:name="P6" style:family="paragraph" style:parent-style-name="Text_20_body">
      <style:paragraph-properties fo:text-align="start" style:justify-single-word="false"/>
      <style:text-properties officeooo:rsid="00210051" officeooo:paragraph-rsid="0022a8ea"/>
    </style:style>
    <style:style style:name="P7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2a8ea"/>
    </style:style>
    <style:style style:name="T3" style:family="text">
      <style:text-properties fo:font-variant="normal" fo:text-transform="none" fo:color="#2d3b45" style:font-name="LatoWeb" fo:font-size="12pt" fo:letter-spacing="normal" fo:font-style="normal" fo:font-weight="normal" style:font-style-asian="italic" style:font-style-complex="italic"/>
    </style:style>
    <style:style style:name="T4" style:family="text">
      <style:text-properties style:font-style-asian="italic" style:font-style-complex="italic"/>
    </style:style>
    <style:style style:name="T5" style:family="text">
      <style:text-properties officeooo:rsid="0022a8ea" style:font-style-asian="italic" style:font-style-complex="italic"/>
    </style:style>
    <style:style style:name="T6" style:family="text">
      <style:text-properties officeooo:rsid="0023d6dd" style:font-style-asian="italic" style:font-style-complex="italic"/>
    </style:style>
    <style:style style:name="T7" style:family="text">
      <style:text-properties officeooo:rsid="0025a90a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hn Waczak</text:p>
      <text:p text:style-name="P1">PH 403</text:p>
      <text:p text:style-name="P1"><text:span text:style-name="T2">Spring</text:span> 2019</text:p>
      <text:p text:style-name="P1"/>
      <text:p text:style-name="P2">Process Memo</text:p>
      <text:p text:style-name="P2"><draw:line text:anchor-type="paragraph" draw:z-index="0" draw:name="Shape1" draw:style-name="gr1" draw:text-style-name="P7" svg:x1="0.011in" svg:y1="0.1402in" svg:x2="6.9in" svg:y2="0.1402in"><text:p/></draw:line></text:p>
      <text:p text:style-name="P2"/>
      <text:p text:style-name="P3"><text:span text:style-name="T4">(a) W</text:span><text:span text:style-name="T5">ha</text:span><text:span text:style-name="T4">t do you like about your latest updates to results/discussion?</text:span></text:p>
      <text:p text:style-name="P4"><text:span text:style-name="T1">I was able to finish up the theory section of my thesis which I’m really happy about. I think I have a good scaffold now for the results and should be able to flesh out more detail by the end of the week. I have also been working on a couple of diagrams (flow charts) to explain how the code works (Euler’s method and step acceptance/rejection). Once I have these, finished my methods will be really quick to write up. Again i </text:span></text:p>
      <text:p text:style-name="P3"><text:span text:style-name="T1"/></text:p>
      <text:p text:style-name="P3"><text:span text:style-name="T4">(b) What would you like me (the instructor) to look at in particular? </text:span></text:p>
      <text:p text:style-name="P4"><text:span text:style-name="T4">If you could, I it would be nice to do one more look over of the </text:span><text:span text:style-name="T6">theory section. I have added a table </text:span><text:span text:style-name="T7">my results </text:span><text:span text:style-name="T6">where I will put my final simulation parameters but I’m still trying to </text:span><text:span text:style-name="T7">do a little last minute fitting. </text:span><text:span text:style-name="T4"><text:s/></text:span></text:p>
      <text:p text:style-name="P3"><text:span text:style-name="T4"/></text:p>
      <text:p text:style-name="P6"><text:span text:style-name="T3">(c) What concerns/questions do you have about your thesis?</text:span></text:p>
      <text:p text:style-name="P5"><text:span text:style-name="T4">I</text:span><text:span text:style-name="T7"> am starting to feel a little pressed for time but I think I am still on track to finish! I have a plan and just need to execut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Web" svg:font-family="LatoWeb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08:43:07.795203210</meta:creation-date>
    <dc:date>2019-04-23T16:22:41.860593823</dc:date>
    <meta:editing-duration>PT45M49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10" meta:word-count="196" meta:character-count="1014" meta:non-whitespace-character-count="823"/>
  </office:meta>
</office:document-meta>
</file>